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3.041cm"/>
    </style:style>
    <style:style style:name="co3" style:family="table-column">
      <style:table-column-properties fo:break-before="auto" style:column-width="2.84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MPX5100A</text:p>
          </table:table-cell>
          <table:table-cell office:value-type="string">
            <text:p>MPX5999D</text:p>
          </table:table-cell>
        </table:table-row>
        <table:table-row table:style-name="ro1">
          <table:table-cell office:value-type="string">
            <text:p>Referenzspannung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Mindestdruck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ximaldruck</text:p>
          </table:table-cell>
          <table:table-cell office:value-type="float" office:value="115">
            <text:p>115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Voffset</text:p>
          </table:table-cell>
          <table:table-cell office:value-type="float" office:value="0.095">
            <text:p>0,0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uflösung</text:p>
          </table:table-cell>
          <table:table-cell office:value-type="float" office:value="0.009">
            <text:p>0,009</text:p>
          </table:table-cell>
          <table:table-cell office:value-type="float" office:value="0.000901">
            <text:p>0,000901</text:p>
          </table:table-cell>
        </table:table-row>
        <table:table-row table:style-name="ro2">
          <table:table-cell office:value-type="string">
            <text:p>Druck in kPA</text:p>
          </table:table-cell>
          <table:table-cell office:value-type="float" office:value="115">
            <text:p>11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usgabespannung</text:p>
          </table:table-cell>
          <table:table-cell table:formula="of:=[.B2]*([.B7]*[.B6]-[.B5])" office:value-type="float" office:value="4.7">
            <text:p>4,7</text:p>
          </table:table-cell>
          <table:table-cell table:formula="of:=[.C2]*([.C7]*[.C6]-[.C5])" office:value-type="float" office:value="0.4505">
            <text:p>0,4505</text:p>
          </table:table-cell>
        </table:table-row>
        <table:table-row table:style-name="ro1">
          <table:table-cell office:value-type="string">
            <text:p>Digital</text:p>
          </table:table-cell>
          <table:table-cell table:formula="of:=ROUNDDOWN([.B8]/[.B2]*[.B12];0)" office:value-type="float" office:value="962">
            <text:p>962</text:p>
          </table:table-cell>
          <table:table-cell table:formula="of:=ROUNDDOWN([.C8]/[.C2]*[.C12];0)" office:value-type="float" office:value="92">
            <text:p>9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everse</text:p>
          </table:table-cell>
          <table:table-cell table:number-columns-repeated="2"/>
        </table:table-row>
        <table:table-row table:style-name="ro1">
          <table:table-cell office:value-type="string">
            <text:p>Auflösung</text:p>
          </table:table-cell>
          <table:table-cell table:number-columns-repeated="2" office:value-type="float" office:value="1024">
            <text:p>1024</text:p>
          </table:table-cell>
        </table:table-row>
        <table:table-row table:style-name="ro1">
          <table:table-cell office:value-type="string">
            <text:p>Gemessen</text:p>
          </table:table-cell>
          <table:table-cell office:value-type="float" office:value="633">
            <text:p>63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Spannung</text:p>
          </table:table-cell>
          <table:table-cell table:formula="of:=[.B13]/[.B12]*[.B2]" office:value-type="float" office:value="3.0908203125">
            <text:p>3,0908203125</text:p>
          </table:table-cell>
          <table:table-cell table:formula="of:=[.C13]/[.C12]*[.C2]" office:value-type="float" office:value="0.1513671875">
            <text:p>0,1513671875</text:p>
          </table:table-cell>
        </table:table-row>
        <table:table-row table:style-name="ro2">
          <table:table-cell office:value-type="string">
            <text:p>Druck in kPA</text:p>
          </table:table-cell>
          <table:table-cell table:formula="of:=([.B14]/[.B2]+voffset)/resolution" office:value-type="float" office:value="79.2404513888889">
            <text:p>79,2404513889</text:p>
          </table:table-cell>
          <table:table-cell table:formula="of:=([.C14]/[.C2]+voffset)/resolution" office:value-type="float" office:value="13.9192708333333">
            <text:p>13,9192708333</text:p>
          </table:table-cell>
        </table:table-row>
      </table:table>
      <table:named-expressions>
        <table:named-range table:name="offset" table:base-cell-address="$Tabelle1.$A$4" table:cell-range-address="$Tabelle1.$A$5"/>
        <table:named-range table:name="resolution" table:base-cell-address="$Tabelle1.$B$5" table:cell-range-address="$Tabelle1.$B$6"/>
        <table:named-range table:name="voffset" table:base-cell-address="$Tabelle1.$B$4" table:cell-range-address="$Tabelle1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0.00.0000</text:date>, <text:time style:data-style-name="N2" text:time-value="0000-00-00T12:26:44.44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5T13:03:04.89</meta:creation-date>
    <dc:date>2012-08-03T12:48:40.41</dc:date>
    <meta:editing-duration>PT50M7S</meta:editing-duration>
    <meta:editing-cycles>5</meta:editing-cycles>
    <meta:generator>LOdev/3.6$Windows_x86 LibreOffice_project/3e2b862-dd05a58-d67668b-8ec3f67-dfb62d</meta:generator>
    <meta:document-statistic meta:table-count="1" meta:cell-count="39" meta:object-count="0"/>
  </office:meta>
</office:document-meta>
</file>